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7.1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0.98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ourier New" style:language-asian="zh" style:country-asian="CN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language-asian="zh" style:country-asian="CN"/>
    </style:style>
  </office:automatic-styles>
  <office:body>
    <office:spreadsheet>
      <table:table table:name="工作表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office:value-type="string">
            <text:p>values-zh-rHK</text:p>
          </table:table-cell>
          <table:table-cell office:value-type="string">
            <text:p>values-zh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Random RGB Live Wallpaper</text:p>
          </table:table-cell>
          <table:table-cell table:style-name="ce4" office:value-type="string">
            <text:p>隨機RGB即時桌布</text:p>
          </table:table-cell>
          <table:table-cell table:style-name="ce4" office:value-type="string">
            <text:p>随机RGB当前壁纸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allpaper_name</text:p>
          </table:table-cell>
          <table:table-cell table:style-name="ce2"/>
          <table:table-cell table:style-name="ce2" office:value-type="string">
            <text:p>Random RGB</text:p>
          </table:table-cell>
          <table:table-cell table:style-name="ce4" office:value-type="string">
            <text:p>隨機RGB</text:p>
          </table:table-cell>
          <table:table-cell table:style-name="ce4" office:value-type="string">
            <text:p>随机RGB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/>
          <table:table-cell table:style-name="ce2" office:value-type="string">
            <text:p>Display random color on each pixel</text:p>
          </table:table-cell>
          <table:table-cell table:style-name="ce4" office:value-type="string">
            <text:p>隨機的雪花畫面</text:p>
          </table:table-cell>
          <table:table-cell table:style-name="ce4" office:value-type="string">
            <text:p>随机的雪花画面</text:p>
          </table:table-cell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setting_title</text:p>
          </table:table-cell>
          <table:table-cell table:style-name="ce2"/>
          <table:table-cell table:style-name="ce2" office:value-type="string">
            <text:p>Settings</text:p>
          </table:table-cell>
          <table:table-cell table:style-name="ce4" office:value-type="string">
            <text:p>設定</text:p>
          </table:table-cell>
          <table:table-cell table:style-name="ce4" office:value-type="string">
            <text:p>设定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title</text:p>
          </table:table-cell>
          <table:table-cell table:style-name="ce2"/>
          <table:table-cell table:style-name="ce2" office:value-type="string">
            <text:p>Refresh period</text:p>
          </table:table-cell>
          <table:table-cell table:style-name="ce4" office:value-type="string">
            <text:p>刷新時間</text:p>
          </table:table-cell>
          <table:table-cell office:value-type="string">
            <text:p>刷新时间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value_format</text:p>
          </table:table-cell>
          <table:table-cell table:style-name="ce2"/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title</text:p>
          </table:table-cell>
          <table:table-cell table:style-name="ce2"/>
          <table:table-cell table:style-name="ce2" office:value-type="string">
            <text:p>Refresh period (ms)</text:p>
          </table:table-cell>
          <table:table-cell table:style-name="ce4" office:value-type="string">
            <text:p>刷新時間(ms)</text:p>
          </table:table-cell>
          <table:table-cell table:style-name="ce4" office:value-type="string">
            <text:p>刷新时间(ms) 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format</text:p>
          </table:table-cell>
          <table:table-cell table:style-name="ce2"/>
          <table:table-cell table:style-name="ce2" office:value-type="string">
            <text:p>Please input a number</text:p>
          </table:table-cell>
          <table:table-cell table:style-name="ce4" office:value-type="string">
            <text:p>請輸入數字</text:p>
          </table:table-cell>
          <table:table-cell table:style-name="ce4" office:value-type="string">
            <text:p>请输入数字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value</text:p>
          </table:table-cell>
          <table:table-cell table:style-name="ce2"/>
          <table:table-cell table:style-name="ce2" office:value-type="string">
            <text:p>Invalid value</text:p>
          </table:table-cell>
          <table:table-cell table:style-name="ce4" office:value-type="string">
            <text:p>輸入錯誤</text:p>
          </table:table-cell>
          <table:table-cell table:style-name="ce4" office:value-type="string">
            <text:p>输入错误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less</text:p>
          </table:table-cell>
          <table:table-cell table:style-name="ce2"/>
          <table:table-cell table:style-name="ce2" office:value-type="string">
            <text:p>Should be less than %1$d</text:p>
          </table:table-cell>
          <table:table-cell table:style-name="ce4" office:value-type="string">
            <text:p>必須小於%1$d</text:p>
          </table:table-cell>
          <table:table-cell table:style-name="ce4" office:value-type="string">
            <text:p>必须小于%1$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more</text:p>
          </table:table-cell>
          <table:table-cell table:style-name="ce2"/>
          <table:table-cell table:style-name="ce2" office:value-type="string">
            <text:p>Should be more than %1$d</text:p>
          </table:table-cell>
          <table:table-cell table:style-name="ce4" office:value-type="string">
            <text:p>必須大於%1$d</text:p>
          </table:table-cell>
          <table:table-cell table:style-name="ce4" office:value-type="string">
            <text:p>必须大于%1$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cheatcode</text:p>
          </table:table-cell>
          <table:table-cell table:style-name="ce2"/>
          <table:table-cell table:style-name="ce3" office:value-type="string">
            <text:p>22860130</text:p>
          </table:table-cell>
          <table:table-cell table:style-name="ce3" table:formula="of:=[.$C15]" office:value-type="string" office:string-value="22860130">
            <text:p>22860130</text:p>
          </table:table-cell>
          <table:table-cell table:style-name="ce3" table:formula="of:=[.$C15]" office:value-type="string" office:string-value="22860130">
            <text:p>2286013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cheatenable</text:p>
          </table:table-cell>
          <table:table-cell table:style-name="ce2"/>
          <table:table-cell table:style-name="ce3" office:value-type="string">
            <text:p>Limit unlocked</text:p>
          </table:table-cell>
          <table:table-cell table:style-name="Default" office:value-type="string">
            <text:p>限制已解除</text:p>
          </table:table-cell>
          <table:table-cell table:style-name="Default" office:value-type="string">
            <text:p>限制已解除</text:p>
          </table:table-cell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setting_color_title</text:p>
          </table:table-cell>
          <table:table-cell table:style-name="ce2"/>
          <table:table-cell table:style-name="ce2" office:value-type="string">
            <text:p>Color</text:p>
          </table:table-cell>
          <table:table-cell table:style-name="ce4" office:value-type="string">
            <text:p>顏色</text:p>
          </table:table-cell>
          <table:table-cell table:style-name="ce4" office:value-type="string">
            <text:p>颜色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value_format</text:p>
          </table:table-cell>
          <table:table-cell table:style-name="ce2"/>
          <table:table-cell table:style-name="ce2" office:value-type="string">
            <text:p>#%1$s</text:p>
          </table:table-cell>
          <table:table-cell table:style-name="ce2" office:value-type="string">
            <text:p>#%1$s</text:p>
          </table:table-cell>
          <table:table-cell table:style-name="ce2" office:value-type="string">
            <text:p>#%1$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value_cheat</text:p>
          </table:table-cell>
          <table:table-cell table:style-name="ce2"/>
          <table:table-cell table:style-name="ce2" office:value-type="string">
            <text:p>Random \(^o^)/</text:p>
          </table:table-cell>
          <table:table-cell table:style-name="ce2" office:value-type="string">
            <text:p>隨機 \(^o^)/</text:p>
          </table:table-cell>
          <table:table-cell table:style-name="ce2" office:value-type="string">
            <text:p>随机 \(^o^)/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title</text:p>
          </table:table-cell>
          <table:table-cell table:style-name="ce2"/>
          <table:table-cell table:style-name="ce2" office:value-type="string">
            <text:p>Color (AARRGGBB)</text:p>
          </table:table-cell>
          <table:table-cell table:style-name="ce4" office:value-type="string">
            <text:p>顏色(AARRGGBB)</text:p>
          </table:table-cell>
          <table:table-cell table:style-name="ce4" office:value-type="string">
            <text:p>颜色(AARRGGBB)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error_format</text:p>
          </table:table-cell>
          <table:table-cell table:style-name="ce2"/>
          <table:table-cell table:style-name="ce2" office:value-type="string">
            <text:p>Please input in AARRGGBB format</text:p>
          </table:table-cell>
          <table:table-cell table:style-name="ce4" office:value-type="string">
            <text:p>請輸入AARRGGBB格式</text:p>
          </table:table-cell>
          <table:table-cell table:style-name="ce4" office:value-type="string">
            <text:p>请输入AARRGGBB格式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cheatcode</text:p>
          </table:table-cell>
          <table:table-cell table:style-name="ce2"/>
          <table:table-cell table:style-name="ce3" office:value-type="string">
            <text:p>水無灯里</text:p>
          </table:table-cell>
          <table:table-cell table:style-name="ce3" table:formula="of:=[.$C24]" office:value-type="string" office:string-value="水無灯里">
            <text:p>水無灯里</text:p>
          </table:table-cell>
          <table:table-cell table:style-name="ce3" table:formula="of:=[.$C24]" office:value-type="string" office:string-value="水無灯里">
            <text:p>水無灯里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 table:number-columns-repeated="2"/>
          <table:table-cell table:style-name="ce4" table:number-columns-repeated="2"/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info_title</text:p>
          </table:table-cell>
          <table:table-cell table:style-name="ce2"/>
          <table:table-cell table:style-name="ce2" office:value-type="string">
            <text:p>Informations</text:p>
          </table:table-cell>
          <table:table-cell table:style-name="ce4" office:value-type="string">
            <text:p>資訊</text:p>
          </table:table-cell>
          <table:table-cell table:style-name="ce4" office:value-type="string">
            <text:p>资讯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preference_info_about_title</text:p>
          </table:table-cell>
          <table:table-cell/>
          <table:table-cell office:value-type="string">
            <text:p>About application</text:p>
          </table:table-cell>
          <table:table-cell office:value-type="string">
            <text:p>關於應用程式</text:p>
          </table:table-cell>
          <table:table-cell office:value-type="string">
            <text:p>关於应用程序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version_title</text:p>
          </table:table-cell>
          <table:table-cell/>
          <table:table-cell office:value-type="string">
            <text:p>Application version</text:p>
          </table:table-cell>
          <table:table-cell office:value-type="string">
            <text:p>應用程式版本</text:p>
          </table:table-cell>
          <table:table-cell office:value-type="string">
            <text:p>应用程序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lib_version_title</text:p>
          </table:table-cell>
          <table:table-cell/>
          <table:table-cell office:value-type="string">
            <text:p>librandompixel.so version</text:p>
          </table:table-cell>
          <table:table-cell office:value-type="string">
            <text:p>librandompixel.so版本</text:p>
          </table:table-cell>
          <table:table-cell table:style-name="ce5" office:value-type="string">
            <text:p><text:span text:style-name="T1">librandompixel.so</text:span>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2" office:value-type="string">
            <text:p>本地化版本</text:p>
          </table:table-cell>
          <table:table-cell table:number-columns-repeated="1017"/>
        </table:table-row>
        <table:table-row table:style-name="ro1" table:number-rows-repeated="4"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eference_info_about_developer_title</text:p>
          </table:table-cell>
          <table:table-cell/>
          <table:table-cell office:value-type="string">
            <text:p>Developer</text:p>
          </table:table-cell>
          <table:table-cell office:value-type="string">
            <text:p>開發人員</text:p>
          </table:table-cell>
          <table:table-cell office:value-type="string">
            <text:p>开发人员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name</text:p>
          </table:table-cell>
          <table:table-cell/>
          <table:table-cell office:value-type="string">
            <text:p>Luzi82</text:p>
          </table:table-cell>
          <table:table-cell office:value-type="string">
            <text:p>栗子捌貳</text:p>
          </table:table-cell>
          <table:table-cell office:value-type="string">
            <text:p>栗子捌贰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url</text:p>
          </table:table-cell>
          <table:table-cell/>
          <table:table-cell table:formula="of:=&quot;http://blog.luzi82.com/&quot;" office:value-type="string" office:string-value="http://blog.luzi82.com/">
            <text:p>http://blog.luzi82.com/</text:p>
          </table:table-cell>
          <table:table-cell table:formula="of:=[.$C40]" office:value-type="string" office:string-value="http://blog.luzi82.com/">
            <text:p>http://blog.luzi82.com/</text:p>
          </table:table-cell>
          <table:table-cell table:formula="of:=[.$C40]" office:value-type="string" office:string-value="http://blog.luzi82.com/">
            <text:p>http://blog.luzi82.com/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3">
          <table:table-cell table:style-name="ce2" office:value-type="string">
            <text:p>preference_info_about_appwebpage_title</text:p>
          </table:table-cell>
          <table:table-cell/>
          <table:table-cell office:value-type="string">
            <text:p>Visit the application's web page</text:p>
          </table:table-cell>
          <table:table-cell office:value-type="string">
            <text:p>造訪應用程式的網頁</text:p>
          </table:table-cell>
          <table:table-cell office:value-type="string">
            <text:p>访问应用程序的网页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appwebpage_url</text:p>
          </table:table-cell>
          <table:table-cell/>
          <table:table-cell table:style-name="ce4" table:formula="of:=&quot;http://wiki.github.com/luzi82/Random-pixel-Live-wallpaper/&quot;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43]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43]" office:value-type="string" office:string-value="http://wiki.github.com/luzi82/Random-pixel-Live-wallpaper/">
            <text:p>http://wiki.github.com/luzi82/Random-pixel-Live-wallpaper/</text:p>
          </table:table-cell>
          <table:table-cell table:number-columns-repeated="1017"/>
        </table:table-row>
        <table:table-row table:style-name="ro1">
          <table:table-cell table:style-name="Default" table:number-columns-repeated="1022"/>
        </table:table-row>
        <table:table-row table:style-name="ro2">
          <table:table-cell table:style-name="ce2" office:value-type="string">
            <text:p>preference_info_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office:value-type="string">
            <text:p>檢視更多應用程式</text:p>
          </table:table-cell>
          <table:table-cell table:style-name="Default" office:value-type="string">
            <text:p>查看更多应用程序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string">
            <text:p>preference_info_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formula="of:=[.$C46]" office:value-type="string" office:string-value="market://search?q=pub:luzi82">
            <text:p>market://search?q=pub:luzi82</text:p>
          </table:table-cell>
          <table:table-cell table:style-name="Default" table:formula="of:=[.$C46]" office:value-type="string" office:string-value="market://search?q=pub:luzi82">
            <text:p>market://search?q=pub:luzi82</text:p>
          </table:table-cell>
          <table:table-cell table:style-name="Default"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1">
          <table:table-cell office:value-type="string">
            <text:p>preference_info_about_email_title</text:p>
          </table:table-cell>
          <table:table-cell/>
          <table:table-cell office:value-type="string">
            <text:p>Send email to developer</text:p>
          </table:table-cell>
          <table:table-cell table:style-name="Default" office:value-type="string">
            <text:p>傳送電子郵件給開發人員</text:p>
          </table:table-cell>
          <table:table-cell table:style-name="Default" office:value-type="string">
            <text:p>给开发人员发送电子邮件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subtitle</text:p>
          </table:table-cell>
          <table:table-cell/>
          <table:table-cell table:formula="of:=[.C50]" office:value-type="string" office:string-value="luzi82@gmail.com">
            <text:p>luzi82@gmail.com</text:p>
          </table:table-cell>
          <table:table-cell table:formula="of:=[.D50]" office:value-type="string" office:string-value="luzi82@gmail.com">
            <text:p>luzi82@gmail.com</text:p>
          </table:table-cell>
          <table:table-cell table:formula="of:=[.E50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formula="of:=[.$C50]" office:value-type="string" office:string-value="luzi82@gmail.com">
            <text:p>luzi82@gmail.com</text:p>
          </table:table-cell>
          <table:table-cell table:formula="of:=[.$C50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share_title</text:p>
          </table:table-cell>
          <table:table-cell/>
          <table:table-cell office:value-type="string">
            <text:p>Share this application</text:p>
          </table:table-cell>
          <table:table-cell office:value-type="string">
            <text:p>分享此應用程式</text:p>
          </table:table-cell>
          <table:table-cell office:value-type="string">
            <text:p>分享此应用程序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translate_title</text:p>
          </table:table-cell>
          <table:table-cell/>
          <table:table-cell office:value-type="string">
            <text:p>Translate this application</text:p>
          </table:table-cell>
          <table:table-cell office:value-type="string">
            <text:p>翻譯此應用程式</text:p>
          </table:table-cell>
          <table:table-cell office:value-type="string">
            <text:p>翻译此应用程序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translate_url</text:p>
          </table:table-cell>
          <table:table-cell/>
          <table:table-cell table:formula="of:=&quot;http://wiki.github.com/luzi82/Random-pixel-Live-wallpaper/translation&quot;" office:value-type="string" office:string-value="http://wiki.github.com/luzi82/Random-pixel-Live-wallpaper/translation">
            <text:p>http://wiki.github.com/luzi82/Random-pixel-Live-wallpaper/translation</text:p>
          </table:table-cell>
          <table:table-cell table:formula="of:=[.$C55]" office:value-type="string" office:string-value="http://wiki.github.com/luzi82/Random-pixel-Live-wallpaper/translation">
            <text:p>http://wiki.github.com/luzi82/Random-pixel-Live-wallpaper/translation</text:p>
          </table:table-cell>
          <table:table-cell table:formula="of:=[.$C55]" office:value-type="string" office:string-value="http://wiki.github.com/luzi82/Random-pixel-Live-wallpaper/translation">
            <text:p>http://wiki.github.com/luzi82/Random-pixel-Live-wallpaper/translation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preference_info_about_xlsg_title</text:p>
          </table:table-cell>
          <table:table-cell/>
          <table:table-cell table:number-columns-repeated="3" office:value-type="string">
            <text:p>小绿四格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xlsg_subtitle</text:p>
          </table:table-cell>
          <table:table-cell/>
          <table:table-cell office:value-type="string">
            <text:p>A comic about China web censorship (Chinese)</text:p>
          </table:table-cell>
          <table:table-cell office:value-type="string">
            <text:p>諷刺中國網絡審查的四格漫畫</text:p>
          </table:table-cell>
          <table:table-cell office:value-type="string">
            <text:p>讽刺中国网络审查的四格漫画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ference_info_about_xlsg_url</text:p>
          </table:table-cell>
          <table:table-cell/>
          <table:table-cell table:style-name="ce4" table:formula="of:=&quot;http://www.luzi82.com/~luzi82/xlsg/&quot;" office:value-type="string" office:string-value="http://www.luzi82.com/~luzi82/xlsg/">
            <text:p>http://www.luzi82.com/~luzi82/xlsg/</text:p>
          </table:table-cell>
          <table:table-cell table:formula="of:=[.$C59]" office:value-type="string" office:string-value="http://www.luzi82.com/~luzi82/xlsg/">
            <text:p>http://www.luzi82.com/~luzi82/xlsg/</text:p>
          </table:table-cell>
          <table:table-cell table:formula="of:=[.$C59]" office:value-type="string" office:string-value="http://www.luzi82.com/~luzi82/xlsg/">
            <text:p>http://www.luzi82.com/~luzi82/xlsg/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Random RGB Live Wallpaper">
            <text:p>Share Random RGB Live Wallpaper</text:p>
          </table:table-cell>
          <table:table-cell table:formula="of:=&quot;分享&quot;&amp;[.D$3]" office:value-type="string" office:string-value="分享隨機RGB即時桌布">
            <text:p>分享隨機RGB即時桌布</text:p>
          </table:table-cell>
          <table:table-cell table:formula="of:=&quot;分享&quot;&amp;[.E$3]" office:value-type="string" office:string-value="分享随机RGB当前壁纸">
            <text:p>分享随机RGB当前壁纸</text:p>
          </table:table-cell>
          <table:table-cell table:number-columns-repeated="1017"/>
        </table:table-row>
        <table:table-row table:style-name="ro1" table:number-rows-repeated="65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5">05/04/2010</text:date>, <text:time>16:03:24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5T20:09:41.95</meta:creation-date>
    <dc:date>2010-04-05T16:03:24</dc:date>
    <meta:editing-duration>PT22H19M12S</meta:editing-duration>
    <meta:editing-cycles>87</meta:editing-cycles>
    <meta:generator>OpenOffice.org/3.1$Unix OpenOffice.org_project/310m19$Build-9420</meta:generator>
    <dc:creator>luzi82 </dc:creator>
    <meta:document-statistic meta:table-count="3" meta:cell-count="168" meta:object-count="0"/>
  </office:meta>
</office:document-meta>
</file>